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6616" officeooo:paragraph-rsid="001c6616"/>
    </style:style>
    <style:style style:name="P2" style:family="paragraph" style:parent-style-name="Standard">
      <style:text-properties officeooo:rsid="001cba83" officeooo:paragraph-rsid="001cba83"/>
    </style:style>
    <style:style style:name="T1" style:family="text">
      <style:text-properties officeooo:rsid="001c66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Car Tracking System</text:p>
      <text:p text:style-name="P1"/>
      <text:p text:style-name="P1">Abstract</text:p>
      <text:p text:style-name="P1"/>
      <text:p text:style-name="P1">As the modern world continues to evolve and changes our day to day utilities changes. Keeping a track of this changes is what drives the world to maintain the drive. On the modern world as system become ingratiated to IOT devices becomes smart. As we said modern utilities have become smarter. so we propose making a system to track this utilities since there a many type of devices we have focused on driving Vehicles.</text:p>
      <text:p text:style-name="P1"/>
      <text:p text:style-name="P2">The system will we build will have features such as</text:p>
      <text:p text:style-name="P2"/>
      <text:p text:style-name="P2">1) live track <text:span text:style-name="T1">Vehicles</text:span></text:p>
      <text:p text:style-name="P2">2) store location of <text:span text:style-name="T1">Vehicles </text:span>in database</text:p>
      <text:p text:style-name="P2">3) store the name of the driver</text:p>
      <text:p text:style-name="P2">4) store the plate number of <text:span text:style-name="T1">Vehicles</text:span></text:p>
      <text:p text:style-name="P2">5) make notification to the driver on current status of the road like traffic jam</text:p>
      <text:p text:style-name="P2"/>
      <text:p text:style-name="P2"/>
      <text:p text:style-name="P2"/>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0:06:05.192771545</meta:creation-date>
    <dc:date>2023-11-21T10:21:29.358652035</dc:date>
    <meta:editing-duration>PT5M14S</meta:editing-duration>
    <meta:editing-cycles>1</meta:editing-cycles>
    <meta:generator>LibreOffice/7.3.7.2$Linux_X86_64 LibreOffice_project/30$Build-2</meta:generator>
    <meta:document-statistic meta:table-count="0" meta:image-count="0" meta:object-count="0" meta:page-count="1" meta:paragraph-count="9" meta:word-count="129" meta:character-count="716" meta:non-whitespace-character-count="596"/>
  </office:meta>
</office:document-meta>
</file>